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06000003039D91FEA8067D533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6.9252in" svg:height="4.1516in" draw:z-index="0"><draw:image xlink:href="Pictures/1000000100000506000003039D91FEA8067D533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1T06:46:27.206274351</meta:creation-date>
    <dc:date>2024-12-11T06:46:36.738642643</dc:date>
    <meta:editing-duration>PT10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